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4000002B6BCCD80075A0FD5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84a" officeooo:paragraph-rsid="000e78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89in" svg:y="0.2035in" svg:width="6.9252in" svg:height="3.0571in" draw:z-index="0"><draw:image xlink:href="Pictures/1000000100000624000002B6BCCD80075A0FD55F.png" xlink:type="simple" xlink:show="embed" xlink:actuate="onLoad" draw:mime-type="image/png"/></draw:frame>Every one should try follow TCP stream below analyze -&gt;foll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6:31:06.473898490</meta:creation-date>
    <dc:date>2025-09-11T16:33:46.102227763</dc:date>
    <meta:editing-duration>PT2M40S</meta:editing-duration>
    <meta:editing-cycles>1</meta:editing-cycles>
    <meta:document-statistic meta:table-count="0" meta:image-count="1" meta:object-count="0" meta:page-count="1" meta:paragraph-count="1" meta:word-count="10" meta:character-count="61" meta:non-whitespace-character-count="52"/>
    <meta:generator>LibreOffice/7.3.7.2$Linux_X86_64 LibreOffice_project/30$Build-2</meta:generator>
  </office:meta>
</office:document-meta>
</file>